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6711" officeooo:paragraph-rsid="000e6711"/>
    </style:style>
    <style:style style:name="P2" style:family="paragraph" style:parent-style-name="Standard">
      <style:text-properties officeooo:rsid="000f9efd" officeooo:paragraph-rsid="000f9efd"/>
    </style:style>
    <style:style style:name="T1" style:family="text">
      <style:text-properties officeooo:rsid="00101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hmet Baran ÖZBOYACI</text:p>
      <text:p text:style-name="P1"/>
      <text:p text:style-name="P2">Kendimden falan bahsedebilirdim ama ne anlatsam bilemedim, onun yerine sevdiğim oyunları yazmaya karar verdim.</text:p>
      <text:p text:style-name="P1"/>
      <text:p text:style-name="P2">*Fav Oyunlar: Hellblade, God of War serisi, Last of Us, Hades, Football Manager serisi, Fallout 3 ve New Vegas, Dealer’s Life, Disco Elysium, Domina, Faster than Light, Hentai Killer, Loop Hero, Max Payne serisi, Rimworld, Slay the Spire, The Stanley Parable, Stellaris, Unavowed, Doki-Doki Literature Club, <text:span text:style-name="T1">Red Dead Redemption 2, XCOM serisi.</text:span></text:p>
      <text:p text:style-name="P2"/>
      <text:p text:style-name="P2">*Oyunu satın <text:span text:style-name="T1">alacak</text:span> durumu <text:span text:style-name="T1">olmayanlar</text:span> mail atın <text:a xlink:type="simple" xlink:href="mailto:mbaran.ozboyaci@gmail.com" text:style-name="Internet_20_link" text:visited-style-name="Visited_20_Internet_20_Link">mbaran.ozboyaci@gmail.com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7T13:06:38.788000000</dc:date>
    <meta:editing-duration>PT16M5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4" meta:word-count="77" meta:character-count="547" meta:non-whitespace-character-count="474"/>
  </office:meta>
</office:document-meta>
</file>